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53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.log" table:style-name="ta1">
        <table:shapes>
          <draw:frame draw:z-index="0" draw:style-name="gr1" draw:text-style-name="P1" svg:width="159.99mm" svg:height="89.99mm" svg:x="77.43mm" svg:y="1mm">
            <loext:p draw:notify-on-update-of-ranges="'cameraslog_5.log'.A2:'cameraslog_5.log'.A1001 'cameraslog_5.log'.B1:'cameraslog_5.log'.B1 'cameraslog_5.log'.B2:'cameraslog_5.log'.B1001 'cameraslog_5.log'.A2:'cameraslog_5.log'.A1001 'cameraslog_5.log'.C1:'cameraslog_5.log'.C1 'cameraslog_5.log'.C2:'cameraslog_5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66115" calcext:value-type="float">
            <text:p>8,3661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30033" calcext:value-type="float">
            <text:p>8,6300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757976" calcext:value-type="float">
            <text:p>8,7579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757976" calcext:value-type="float">
            <text:p>8,7579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342272" calcext:value-type="float">
            <text:p>8,3422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414286" calcext:value-type="float">
            <text:p>8,4142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134413" calcext:value-type="float">
            <text:p>8,1344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14134" calcext:value-type="float">
            <text:p>9,0141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70321" calcext:value-type="float">
            <text:p>8,4703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7746" calcext:value-type="float">
            <text:p>7,77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062567" calcext:value-type="float">
            <text:p>8,0625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774729" calcext:value-type="float">
            <text:p>7,7747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678423" calcext:value-type="float">
            <text:p>8,6784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198215" calcext:value-type="float">
            <text:p>9,1982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198215" calcext:value-type="float">
            <text:p>9,1982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766396" calcext:value-type="float">
            <text:p>8,766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830452" calcext:value-type="float">
            <text:p>8,8304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886511" calcext:value-type="float">
            <text:p>8,8865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662774" calcext:value-type="float">
            <text:p>8,6627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27187" calcext:value-type="float">
            <text:p>7,5271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27187" calcext:value-type="float">
            <text:p>7,5271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42334" calcext:value-type="float">
            <text:p>7,423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831196" calcext:value-type="float">
            <text:p>7,8311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151183" calcext:value-type="float">
            <text:p>8,1511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407107" calcext:value-type="float">
            <text:p>8,4071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823283" calcext:value-type="float">
            <text:p>7,8232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823283" calcext:value-type="float">
            <text:p>7,8232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039271" calcext:value-type="float">
            <text:p>8,0392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159187" calcext:value-type="float">
            <text:p>8,1591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159187" calcext:value-type="float">
            <text:p>8,1591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159187" calcext:value-type="float">
            <text:p>8,1591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495182" calcext:value-type="float">
            <text:p>8,4951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423175" calcext:value-type="float">
            <text:p>8,423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423187" calcext:value-type="float">
            <text:p>8,4231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423187" calcext:value-type="float">
            <text:p>8,4231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559211" calcext:value-type="float">
            <text:p>8,5592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583267" calcext:value-type="float">
            <text:p>8,5832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415368" calcext:value-type="float">
            <text:p>8,4153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455429" calcext:value-type="float">
            <text:p>8,4554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455429" calcext:value-type="float">
            <text:p>8,4554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39138" calcext:value-type="float">
            <text:p>8,391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703353" calcext:value-type="float">
            <text:p>8,7033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647407" calcext:value-type="float">
            <text:p>8,6474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335501" calcext:value-type="float">
            <text:p>8,3355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199548" calcext:value-type="float">
            <text:p>8,1995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47953" calcext:value-type="float">
            <text:p>8,479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199553" calcext:value-type="float">
            <text:p>8,1995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199553" calcext:value-type="float">
            <text:p>8,1995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343572" calcext:value-type="float">
            <text:p>8,3435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343572" calcext:value-type="float">
            <text:p>8,3435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151557" calcext:value-type="float">
            <text:p>8,15155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231603" calcext:value-type="float">
            <text:p>8,2316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231603" calcext:value-type="float">
            <text:p>8,2316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15969" calcext:value-type="float">
            <text:p>8,159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191708" calcext:value-type="float">
            <text:p>8,1917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231765" calcext:value-type="float">
            <text:p>8,2317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511747" calcext:value-type="float">
            <text:p>8,5117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623767" calcext:value-type="float">
            <text:p>8,6237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623767" calcext:value-type="float">
            <text:p>8,6237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655837" calcext:value-type="float">
            <text:p>8,6558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807852" calcext:value-type="float">
            <text:p>8,8078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015844" calcext:value-type="float">
            <text:p>9,0158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887822" calcext:value-type="float">
            <text:p>8,8878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999853" calcext:value-type="float">
            <text:p>8,9998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791856" calcext:value-type="float">
            <text:p>8,7918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791856" calcext:value-type="float">
            <text:p>8,7918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791856" calcext:value-type="float">
            <text:p>8,7918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863904" calcext:value-type="float">
            <text:p>8,8639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047887" calcext:value-type="float">
            <text:p>9,0478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11953" calcext:value-type="float">
            <text:p>8,7119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039895" calcext:value-type="float">
            <text:p>9,0398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759933" calcext:value-type="float">
            <text:p>8,7599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951937" calcext:value-type="float">
            <text:p>8,9519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951937" calcext:value-type="float">
            <text:p>8,9519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159936" calcext:value-type="float">
            <text:p>9,1599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959927" calcext:value-type="float">
            <text:p>8,9599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759927" calcext:value-type="float">
            <text:p>8,7599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935945" calcext:value-type="float">
            <text:p>8,9359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983832" calcext:value-type="float">
            <text:p>8,9838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167831" calcext:value-type="float">
            <text:p>9,1678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167831" calcext:value-type="float">
            <text:p>9,1678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007817" calcext:value-type="float">
            <text:p>9,0078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191823" calcext:value-type="float">
            <text:p>9,191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191823" calcext:value-type="float">
            <text:p>9,191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191823" calcext:value-type="float">
            <text:p>9,191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255796" calcext:value-type="float">
            <text:p>9,2557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33584" calcext:value-type="float">
            <text:p>9,335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087873" calcext:value-type="float">
            <text:p>9,0878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087873" calcext:value-type="float">
            <text:p>9,0878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015819" calcext:value-type="float">
            <text:p>9,0158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015819" calcext:value-type="float">
            <text:p>9,0158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871806" calcext:value-type="float">
            <text:p>8,8718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871806" calcext:value-type="float">
            <text:p>8,8718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871806" calcext:value-type="float">
            <text:p>8,8718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991845" calcext:value-type="float">
            <text:p>8,9918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991845" calcext:value-type="float">
            <text:p>8,9918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271785" calcext:value-type="float">
            <text:p>9,2717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271785" calcext:value-type="float">
            <text:p>9,2717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535774" calcext:value-type="float">
            <text:p>9,5357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471813" calcext:value-type="float">
            <text:p>9,4718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17585" calcext:value-type="float">
            <text:p>9,17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17585" calcext:value-type="float">
            <text:p>9,17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17585" calcext:value-type="float">
            <text:p>9,17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17585" calcext:value-type="float">
            <text:p>9,17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17585" calcext:value-type="float">
            <text:p>9,17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17585" calcext:value-type="float">
            <text:p>9,17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17585" calcext:value-type="float">
            <text:p>9,17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063913" calcext:value-type="float">
            <text:p>9,0639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031858" calcext:value-type="float">
            <text:p>9,03185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1983" calcext:value-type="float">
            <text:p>9,319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159818" calcext:value-type="float">
            <text:p>9,1598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295841" calcext:value-type="float">
            <text:p>9,2958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167815" calcext:value-type="float">
            <text:p>9,1678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151835" calcext:value-type="float">
            <text:p>9,1518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311844" calcext:value-type="float">
            <text:p>9,3118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311844" calcext:value-type="float">
            <text:p>9,3118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311844" calcext:value-type="float">
            <text:p>9,3118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311844" calcext:value-type="float">
            <text:p>9,3118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311844" calcext:value-type="float">
            <text:p>9,3118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311844" calcext:value-type="float">
            <text:p>9,3118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135835" calcext:value-type="float">
            <text:p>9,1358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047864" calcext:value-type="float">
            <text:p>9,0478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839926" calcext:value-type="float">
            <text:p>8,8399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839926" calcext:value-type="float">
            <text:p>8,8399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967948" calcext:value-type="float">
            <text:p>8,9679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967948" calcext:value-type="float">
            <text:p>8,9679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983935" calcext:value-type="float">
            <text:p>8,9839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983935" calcext:value-type="float">
            <text:p>8,9839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751951" calcext:value-type="float">
            <text:p>8,7519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655915" calcext:value-type="float">
            <text:p>8,6559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44791" calcext:value-type="float">
            <text:p>8,4479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44791" calcext:value-type="float">
            <text:p>8,4479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247917" calcext:value-type="float">
            <text:p>8,2479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07191" calcext:value-type="float">
            <text:p>8,071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07191" calcext:value-type="float">
            <text:p>8,071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279909" calcext:value-type="float">
            <text:p>8,2799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079903" calcext:value-type="float">
            <text:p>8,0799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063903" calcext:value-type="float">
            <text:p>8,0639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063903" calcext:value-type="float">
            <text:p>8,0639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063903" calcext:value-type="float">
            <text:p>8,0639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879902" calcext:value-type="float">
            <text:p>7,8799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055917" calcext:value-type="float">
            <text:p>8,0559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055917" calcext:value-type="float">
            <text:p>8,0559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055917" calcext:value-type="float">
            <text:p>8,0559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055917" calcext:value-type="float">
            <text:p>8,0559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17594" calcext:value-type="float">
            <text:p>8,175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17594" calcext:value-type="float">
            <text:p>8,175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17594" calcext:value-type="float">
            <text:p>8,175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17594" calcext:value-type="float">
            <text:p>8,175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071915" calcext:value-type="float">
            <text:p>8,0719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071915" calcext:value-type="float">
            <text:p>8,0719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071915" calcext:value-type="float">
            <text:p>8,0719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071915" calcext:value-type="float">
            <text:p>8,0719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071915" calcext:value-type="float">
            <text:p>8,0719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967881" calcext:value-type="float">
            <text:p>7,9678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999936" calcext:value-type="float">
            <text:p>7,9999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999936" calcext:value-type="float">
            <text:p>7,9999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999936" calcext:value-type="float">
            <text:p>7,9999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799938" calcext:value-type="float">
            <text:p>7,7999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903964" calcext:value-type="float">
            <text:p>7,9039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903964" calcext:value-type="float">
            <text:p>7,9039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127827" calcext:value-type="float">
            <text:p>8,1278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191885" calcext:value-type="float">
            <text:p>8,1918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191885" calcext:value-type="float">
            <text:p>8,1918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191885" calcext:value-type="float">
            <text:p>8,1918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191885" calcext:value-type="float">
            <text:p>8,1918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191885" calcext:value-type="float">
            <text:p>8,1918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191885" calcext:value-type="float">
            <text:p>8,1918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191885" calcext:value-type="float">
            <text:p>8,1918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951895" calcext:value-type="float">
            <text:p>7,9518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975888" calcext:value-type="float">
            <text:p>7,9758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975888" calcext:value-type="float">
            <text:p>7,9758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975888" calcext:value-type="float">
            <text:p>7,9758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975888" calcext:value-type="float">
            <text:p>7,9758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975888" calcext:value-type="float">
            <text:p>7,9758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975888" calcext:value-type="float">
            <text:p>7,9758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975888" calcext:value-type="float">
            <text:p>7,9758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975888" calcext:value-type="float">
            <text:p>7,9758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975888" calcext:value-type="float">
            <text:p>7,9758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711907" calcext:value-type="float">
            <text:p>7,7119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711907" calcext:value-type="float">
            <text:p>7,7119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.743896" calcext:value-type="float">
            <text:p>7,7438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743896" calcext:value-type="float">
            <text:p>7,7438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743896" calcext:value-type="float">
            <text:p>7,7438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743896" calcext:value-type="float">
            <text:p>7,7438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.743896" calcext:value-type="float">
            <text:p>7,7438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743896" calcext:value-type="float">
            <text:p>7,7438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959896" calcext:value-type="float">
            <text:p>7,9598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831859" calcext:value-type="float">
            <text:p>7,8318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823871" calcext:value-type="float">
            <text:p>7,8238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671862" calcext:value-type="float">
            <text:p>7,6718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671862" calcext:value-type="float">
            <text:p>7,6718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671862" calcext:value-type="float">
            <text:p>7,6718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671862" calcext:value-type="float">
            <text:p>7,6718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671862" calcext:value-type="float">
            <text:p>7,6718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671862" calcext:value-type="float">
            <text:p>7,6718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663926" calcext:value-type="float">
            <text:p>7,6639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663926" calcext:value-type="float">
            <text:p>7,6639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.663924" calcext:value-type="float">
            <text:p>7,6639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.711888" calcext:value-type="float">
            <text:p>7,7118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735879" calcext:value-type="float">
            <text:p>7,7358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735879" calcext:value-type="float">
            <text:p>7,7358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735879" calcext:value-type="float">
            <text:p>7,7358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631845" calcext:value-type="float">
            <text:p>7,631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511882" calcext:value-type="float">
            <text:p>7,5118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.511882" calcext:value-type="float">
            <text:p>7,5118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.511882" calcext:value-type="float">
            <text:p>7,5118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511882" calcext:value-type="float">
            <text:p>7,5118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431848" calcext:value-type="float">
            <text:p>7,4318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343806" calcext:value-type="float">
            <text:p>7,3438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479845" calcext:value-type="float">
            <text:p>7,4798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479845" calcext:value-type="float">
            <text:p>7,4798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599864" calcext:value-type="float">
            <text:p>7,5998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599864" calcext:value-type="float">
            <text:p>7,5998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839836" calcext:value-type="float">
            <text:p>7,8398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839836" calcext:value-type="float">
            <text:p>7,8398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503888" calcext:value-type="float">
            <text:p>7,5038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719879" calcext:value-type="float">
            <text:p>7,7198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511871" calcext:value-type="float">
            <text:p>7,5118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511871" calcext:value-type="float">
            <text:p>7,5118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655901" calcext:value-type="float">
            <text:p>7,6559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559864" calcext:value-type="float">
            <text:p>7,5598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559864" calcext:value-type="float">
            <text:p>7,5598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359869" calcext:value-type="float">
            <text:p>7,3598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103885" calcext:value-type="float">
            <text:p>7,1038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879902" calcext:value-type="float">
            <text:p>6,8799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223847" calcext:value-type="float">
            <text:p>7,2238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023851" calcext:value-type="float">
            <text:p>7,0238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023851" calcext:value-type="float">
            <text:p>7,0238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023851" calcext:value-type="float">
            <text:p>7,0238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135882" calcext:value-type="float">
            <text:p>7,1358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135882" calcext:value-type="float">
            <text:p>7,1358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135882" calcext:value-type="float">
            <text:p>7,1358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135882" calcext:value-type="float">
            <text:p>7,1358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135882" calcext:value-type="float">
            <text:p>7,1358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135882" calcext:value-type="float">
            <text:p>7,1358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367849" calcext:value-type="float">
            <text:p>7,3678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383876" calcext:value-type="float">
            <text:p>7,3838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383876" calcext:value-type="float">
            <text:p>7,3838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383876" calcext:value-type="float">
            <text:p>7,3838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383876" calcext:value-type="float">
            <text:p>7,3838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111894" calcext:value-type="float">
            <text:p>7,11189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135886" calcext:value-type="float">
            <text:p>7,1358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983868" calcext:value-type="float">
            <text:p>6,9838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983868" calcext:value-type="float">
            <text:p>6,9838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983868" calcext:value-type="float">
            <text:p>6,9838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983868" calcext:value-type="float">
            <text:p>6,9838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983868" calcext:value-type="float">
            <text:p>6,9838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983868" calcext:value-type="float">
            <text:p>6,9838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015851" calcext:value-type="float">
            <text:p>7,0158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015851" calcext:value-type="float">
            <text:p>7,0158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815852" calcext:value-type="float">
            <text:p>6,8158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863909" calcext:value-type="float">
            <text:p>6,8639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91982" calcext:value-type="float">
            <text:p>6,919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823848" calcext:value-type="float">
            <text:p>6,8238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903895" calcext:value-type="float">
            <text:p>6,9038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903895" calcext:value-type="float">
            <text:p>6,9038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27877" calcext:value-type="float">
            <text:p>6,7278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67766" calcext:value-type="float">
            <text:p>6,7677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823742" calcext:value-type="float">
            <text:p>6,8237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823742" calcext:value-type="float">
            <text:p>6,8237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23742" calcext:value-type="float">
            <text:p>6,8237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43759" calcext:value-type="float">
            <text:p>6,7437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43759" calcext:value-type="float">
            <text:p>6,7437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591753" calcext:value-type="float">
            <text:p>6,591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11785" calcext:value-type="float">
            <text:p>6,7117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11785" calcext:value-type="float">
            <text:p>6,7117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11785" calcext:value-type="float">
            <text:p>6,7117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11785" calcext:value-type="float">
            <text:p>6,7117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11785" calcext:value-type="float">
            <text:p>6,7117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11785" calcext:value-type="float">
            <text:p>6,7117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11785" calcext:value-type="float">
            <text:p>6,7117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51768" calcext:value-type="float">
            <text:p>6,7517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51768" calcext:value-type="float">
            <text:p>6,7517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51768" calcext:value-type="float">
            <text:p>6,7517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887802" calcext:value-type="float">
            <text:p>6,8878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887802" calcext:value-type="float">
            <text:p>6,8878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887802" calcext:value-type="float">
            <text:p>6,8878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3182" calcext:value-type="float">
            <text:p>7,031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03182" calcext:value-type="float">
            <text:p>7,031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055734" calcext:value-type="float">
            <text:p>7,0557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103786" calcext:value-type="float">
            <text:p>7,10378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927794" calcext:value-type="float">
            <text:p>6,9277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927794" calcext:value-type="float">
            <text:p>6,9277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91979" calcext:value-type="float">
            <text:p>6,919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91979" calcext:value-type="float">
            <text:p>6,919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91979" calcext:value-type="float">
            <text:p>6,919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903786" calcext:value-type="float">
            <text:p>6,9037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47916" calcext:value-type="float">
            <text:p>6,8479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847916" calcext:value-type="float">
            <text:p>6,8479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847916" calcext:value-type="float">
            <text:p>6,8479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847916" calcext:value-type="float">
            <text:p>6,8479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71899" calcext:value-type="float">
            <text:p>6,6718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35885" calcext:value-type="float">
            <text:p>6,5358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535885" calcext:value-type="float">
            <text:p>6,5358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35885" calcext:value-type="float">
            <text:p>6,5358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35885" calcext:value-type="float">
            <text:p>6,5358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35885" calcext:value-type="float">
            <text:p>6,5358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535885" calcext:value-type="float">
            <text:p>6,5358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4799" calcext:value-type="float">
            <text:p>6,47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4799" calcext:value-type="float">
            <text:p>6,47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4799" calcext:value-type="float">
            <text:p>6,47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4799" calcext:value-type="float">
            <text:p>6,47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27883" calcext:value-type="float">
            <text:p>6,7278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31916" calcext:value-type="float">
            <text:p>6,631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31916" calcext:value-type="float">
            <text:p>6,631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31916" calcext:value-type="float">
            <text:p>6,631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31916" calcext:value-type="float">
            <text:p>6,631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31916" calcext:value-type="float">
            <text:p>6,631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31916" calcext:value-type="float">
            <text:p>6,631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31916" calcext:value-type="float">
            <text:p>6,631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31916" calcext:value-type="float">
            <text:p>6,631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31916" calcext:value-type="float">
            <text:p>6,631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855912" calcext:value-type="float">
            <text:p>6,855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39907" calcext:value-type="float">
            <text:p>6,6399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11895" calcext:value-type="float">
            <text:p>6,5118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55905" calcext:value-type="float">
            <text:p>6,6559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55905" calcext:value-type="float">
            <text:p>6,6559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55905" calcext:value-type="float">
            <text:p>6,6559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55905" calcext:value-type="float">
            <text:p>6,6559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55905" calcext:value-type="float">
            <text:p>6,6559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591925" calcext:value-type="float">
            <text:p>6,5919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463904" calcext:value-type="float">
            <text:p>6,4639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463904" calcext:value-type="float">
            <text:p>6,4639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303905" calcext:value-type="float">
            <text:p>6,303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287894" calcext:value-type="float">
            <text:p>6,2878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319903" calcext:value-type="float">
            <text:p>6,31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319903" calcext:value-type="float">
            <text:p>6,31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319903" calcext:value-type="float">
            <text:p>6,31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319903" calcext:value-type="float">
            <text:p>6,31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319903" calcext:value-type="float">
            <text:p>6,31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319903" calcext:value-type="float">
            <text:p>6,31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319903" calcext:value-type="float">
            <text:p>6,31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319903" calcext:value-type="float">
            <text:p>6,31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319903" calcext:value-type="float">
            <text:p>6,3199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335782" calcext:value-type="float">
            <text:p>6,3357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343689" calcext:value-type="float">
            <text:p>6,3436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343697" calcext:value-type="float">
            <text:p>6,3436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343697" calcext:value-type="float">
            <text:p>6,3436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343697" calcext:value-type="float">
            <text:p>6,3436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343697" calcext:value-type="float">
            <text:p>6,3436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343697" calcext:value-type="float">
            <text:p>6,3436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343697" calcext:value-type="float">
            <text:p>6,3436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343697" calcext:value-type="float">
            <text:p>6,3436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487722" calcext:value-type="float">
            <text:p>6,487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487722" calcext:value-type="float">
            <text:p>6,487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487722" calcext:value-type="float">
            <text:p>6,487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487722" calcext:value-type="float">
            <text:p>6,487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487722" calcext:value-type="float">
            <text:p>6,487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487722" calcext:value-type="float">
            <text:p>6,487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487722" calcext:value-type="float">
            <text:p>6,487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487722" calcext:value-type="float">
            <text:p>6,487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487722" calcext:value-type="float">
            <text:p>6,487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503722" calcext:value-type="float">
            <text:p>6,5037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495721" calcext:value-type="float">
            <text:p>6,495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495721" calcext:value-type="float">
            <text:p>6,495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495721" calcext:value-type="float">
            <text:p>6,4957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543805" calcext:value-type="float">
            <text:p>6,5438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543805" calcext:value-type="float">
            <text:p>6,5438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503795" calcext:value-type="float">
            <text:p>6,503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503795" calcext:value-type="float">
            <text:p>6,503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03795" calcext:value-type="float">
            <text:p>6,503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391798" calcext:value-type="float">
            <text:p>6,3917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287736" calcext:value-type="float">
            <text:p>6,2877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287736" calcext:value-type="float">
            <text:p>6,2877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287826" calcext:value-type="float">
            <text:p>6,2878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19186" calcext:value-type="float">
            <text:p>6,191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991855" calcext:value-type="float">
            <text:p>5,9918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991855" calcext:value-type="float">
            <text:p>5,9918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991855" calcext:value-type="float">
            <text:p>5,9918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991855" calcext:value-type="float">
            <text:p>5,9918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991855" calcext:value-type="float">
            <text:p>5,9918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991855" calcext:value-type="float">
            <text:p>5,9918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991855" calcext:value-type="float">
            <text:p>5,9918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991855" calcext:value-type="float">
            <text:p>5,9918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983795" calcext:value-type="float">
            <text:p>5,9837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983795" calcext:value-type="float">
            <text:p>5,9837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983795" calcext:value-type="float">
            <text:p>5,9837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983795" calcext:value-type="float">
            <text:p>5,9837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67184" calcext:value-type="float">
            <text:p>5,671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67184" calcext:value-type="float">
            <text:p>5,671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67184" calcext:value-type="float">
            <text:p>5,671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67184" calcext:value-type="float">
            <text:p>5,671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67184" calcext:value-type="float">
            <text:p>5,671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67184" calcext:value-type="float">
            <text:p>5,671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5918" calcext:value-type="float">
            <text:p>5,5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.423792" calcext:value-type="float">
            <text:p>5,4237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423792" calcext:value-type="float">
            <text:p>5,4237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.439733" calcext:value-type="float">
            <text:p>5,439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.463779" calcext:value-type="float">
            <text:p>5,4637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407739" calcext:value-type="float">
            <text:p>5,407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.407739" calcext:value-type="float">
            <text:p>5,407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.407739" calcext:value-type="float">
            <text:p>5,407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.407739" calcext:value-type="float">
            <text:p>5,407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.407739" calcext:value-type="float">
            <text:p>5,407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.407739" calcext:value-type="float">
            <text:p>5,407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.407739" calcext:value-type="float">
            <text:p>5,407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319682" calcext:value-type="float">
            <text:p>5,3196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319682" calcext:value-type="float">
            <text:p>5,3196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311746" calcext:value-type="float">
            <text:p>5,3117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191738" calcext:value-type="float">
            <text:p>5,1917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191738" calcext:value-type="float">
            <text:p>5,1917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191738" calcext:value-type="float">
            <text:p>5,1917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191738" calcext:value-type="float">
            <text:p>5,1917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087702" calcext:value-type="float">
            <text:p>5,0877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.071778" calcext:value-type="float">
            <text:p>5,071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.071696" calcext:value-type="float">
            <text:p>5,0716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.071696" calcext:value-type="float">
            <text:p>5,0716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.071696" calcext:value-type="float">
            <text:p>5,0716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071696" calcext:value-type="float">
            <text:p>5,0716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.071696" calcext:value-type="float">
            <text:p>5,0716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071696" calcext:value-type="float">
            <text:p>5,0716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071696" calcext:value-type="float">
            <text:p>5,0716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.071696" calcext:value-type="float">
            <text:p>5,0716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.071696" calcext:value-type="float">
            <text:p>5,0716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.047777" calcext:value-type="float">
            <text:p>5,047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.047777" calcext:value-type="float">
            <text:p>5,047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.047777" calcext:value-type="float">
            <text:p>5,047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047777" calcext:value-type="float">
            <text:p>5,047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.047777" calcext:value-type="float">
            <text:p>5,047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.047777" calcext:value-type="float">
            <text:p>5,047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047777" calcext:value-type="float">
            <text:p>5,047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047777" calcext:value-type="float">
            <text:p>5,047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.047777" calcext:value-type="float">
            <text:p>5,047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007708" calcext:value-type="float">
            <text:p>5,007708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47:36.65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47:44.317000000</dc:date>
    <meta:editing-duration>PT1M12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5.log'.A2:'cameraslog_5.log'.C1001 'cameraslog_5.log'.B1:'cameraslog_5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5.log'.B2:'cameraslog_5.log'.B1001" chart:label-cell-address="'cameraslog_5.log'.B1:'cameraslog_5.log'.B1" chart:class="chart:scatter">
            <chart:domain table:cell-range-address="'cameraslog_5.log'.A2:'cameraslog_5.log'.A1001"/>
            <chart:data-point chart:repeated="1000"/>
          </chart:series>
          <chart:series chart:style-name="ch8" chart:values-cell-range-address="'cameraslog_5.log'.C2:'cameraslog_5.log'.C1001" chart:label-cell-address="'cameraslog_5.log'.C1:'cameraslog_5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5.log'.B1:'cameraslog_5.log'.B1</svg:desc>
                </draw:g>
              </table:table-cell>
              <table:table-cell office:value-type="string">
                <text:p>number of cameras</text:p>
                <draw:g>
                  <svg:desc>'cameraslog_5.log'.C1:'cameras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5.log'.A2:'cameraslog_5.log'.A1001</svg:desc>
                </draw:g>
              </table:table-cell>
              <table:table-cell office:value-type="float" office:value="8.366115">
                <text:p>8.366115</text:p>
                <draw:g>
                  <svg:desc>'cameraslog_5.log'.B2:'cameraslog_5.log'.B1001</svg:desc>
                </draw:g>
              </table:table-cell>
              <table:table-cell office:value-type="float" office:value="16">
                <text:p>16</text:p>
                <draw:g>
                  <svg:desc>'cameraslog_5.log'.C2:'cameraslog_5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30033">
                <text:p>8.630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757976">
                <text:p>8.7579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757976">
                <text:p>8.7579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342272">
                <text:p>8.342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414286">
                <text:p>8.4142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134413">
                <text:p>8.1344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014134">
                <text:p>9.0141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0321">
                <text:p>8.4703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7746">
                <text:p>7.77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062567">
                <text:p>8.0625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774729">
                <text:p>7.7747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678423">
                <text:p>8.6784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198215">
                <text:p>9.1982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198215">
                <text:p>9.1982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766396">
                <text:p>8.7663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830452">
                <text:p>8.8304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886511">
                <text:p>8.8865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662774">
                <text:p>8.6627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527187">
                <text:p>7.5271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527187">
                <text:p>7.5271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42334">
                <text:p>7.423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831196">
                <text:p>7.8311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151183">
                <text:p>8.1511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407107">
                <text:p>8.4071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823283">
                <text:p>7.823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823283">
                <text:p>7.823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039271">
                <text:p>8.039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159187">
                <text:p>8.1591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159187">
                <text:p>8.1591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159187">
                <text:p>8.1591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495182">
                <text:p>8.4951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23175">
                <text:p>8.423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423187">
                <text:p>8.423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423187">
                <text:p>8.423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559211">
                <text:p>8.5592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83267">
                <text:p>8.5832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415368">
                <text:p>8.4153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455429">
                <text:p>8.4554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455429">
                <text:p>8.4554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39138">
                <text:p>8.391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703353">
                <text:p>8.7033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647407">
                <text:p>8.6474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335501">
                <text:p>8.335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199548">
                <text:p>8.1995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47953">
                <text:p>8.479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199553">
                <text:p>8.1995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199553">
                <text:p>8.1995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343572">
                <text:p>8.3435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343572">
                <text:p>8.3435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151557">
                <text:p>8.1515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231603">
                <text:p>8.2316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231603">
                <text:p>8.2316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15969">
                <text:p>8.159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191708">
                <text:p>8.1917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231765">
                <text:p>8.2317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511747">
                <text:p>8.5117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623767">
                <text:p>8.62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623767">
                <text:p>8.62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655837">
                <text:p>8.6558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807852">
                <text:p>8.8078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015844">
                <text:p>9.0158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887822">
                <text:p>8.8878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999853">
                <text:p>8.9998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791856">
                <text:p>8.791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791856">
                <text:p>8.791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791856">
                <text:p>8.791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863904">
                <text:p>8.8639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.047887">
                <text:p>9.0478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711953">
                <text:p>8.7119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039895">
                <text:p>9.0398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759933">
                <text:p>8.759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951937">
                <text:p>8.9519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951937">
                <text:p>8.9519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.159936">
                <text:p>9.1599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959927">
                <text:p>8.9599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759927">
                <text:p>8.7599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935945">
                <text:p>8.9359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983832">
                <text:p>8.9838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167831">
                <text:p>9.1678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.167831">
                <text:p>9.1678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007817">
                <text:p>9.0078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.191823">
                <text:p>9.19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191823">
                <text:p>9.19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191823">
                <text:p>9.19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.255796">
                <text:p>9.2557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33584">
                <text:p>9.335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087873">
                <text:p>9.0878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087873">
                <text:p>9.0878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015819">
                <text:p>9.0158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.015819">
                <text:p>9.0158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871806">
                <text:p>8.8718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871806">
                <text:p>8.8718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871806">
                <text:p>8.8718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991845">
                <text:p>8.9918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991845">
                <text:p>8.9918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.271785">
                <text:p>9.271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271785">
                <text:p>9.271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535774">
                <text:p>9.5357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471813">
                <text:p>9.4718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.17585">
                <text:p>9.175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.17585">
                <text:p>9.175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17585">
                <text:p>9.175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.17585">
                <text:p>9.175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17585">
                <text:p>9.175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.17585">
                <text:p>9.175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17585">
                <text:p>9.175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063913">
                <text:p>9.0639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031858">
                <text:p>9.0318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31983">
                <text:p>9.31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159818">
                <text:p>9.1598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295841">
                <text:p>9.2958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167815">
                <text:p>9.1678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151835">
                <text:p>9.1518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.311844">
                <text:p>9.3118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.311844">
                <text:p>9.3118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.311844">
                <text:p>9.3118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.311844">
                <text:p>9.3118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.311844">
                <text:p>9.3118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.311844">
                <text:p>9.3118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135835">
                <text:p>9.1358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047864">
                <text:p>9.0478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839926">
                <text:p>8.8399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839926">
                <text:p>8.8399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967948">
                <text:p>8.9679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967948">
                <text:p>8.9679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983935">
                <text:p>8.9839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983935">
                <text:p>8.9839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751951">
                <text:p>8.7519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655915">
                <text:p>8.6559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44791">
                <text:p>8.447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44791">
                <text:p>8.447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247917">
                <text:p>8.2479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07191">
                <text:p>8.071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07191">
                <text:p>8.071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279909">
                <text:p>8.2799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079903">
                <text:p>8.0799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063903">
                <text:p>8.0639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063903">
                <text:p>8.0639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063903">
                <text:p>8.0639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879902">
                <text:p>7.8799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055917">
                <text:p>8.0559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055917">
                <text:p>8.0559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055917">
                <text:p>8.0559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055917">
                <text:p>8.0559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17594">
                <text:p>8.175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17594">
                <text:p>8.175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17594">
                <text:p>8.175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17594">
                <text:p>8.175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071915">
                <text:p>8.0719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.071915">
                <text:p>8.0719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.071915">
                <text:p>8.0719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.071915">
                <text:p>8.0719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.071915">
                <text:p>8.0719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.967881">
                <text:p>7.9678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.999936">
                <text:p>7.9999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.999936">
                <text:p>7.9999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.999936">
                <text:p>7.9999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799938">
                <text:p>7.7999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903964">
                <text:p>7.9039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903964">
                <text:p>7.9039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.127827">
                <text:p>8.1278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.191885">
                <text:p>8.191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.191885">
                <text:p>8.191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.191885">
                <text:p>8.191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.191885">
                <text:p>8.191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.191885">
                <text:p>8.191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.191885">
                <text:p>8.191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191885">
                <text:p>8.191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.951895">
                <text:p>7.9518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7.975888">
                <text:p>7.9758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7.975888">
                <text:p>7.9758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.975888">
                <text:p>7.9758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.975888">
                <text:p>7.9758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.975888">
                <text:p>7.9758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.975888">
                <text:p>7.9758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7.975888">
                <text:p>7.9758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7.975888">
                <text:p>7.9758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.975888">
                <text:p>7.9758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7.711907">
                <text:p>7.7119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.711907">
                <text:p>7.7119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7.743896">
                <text:p>7.7438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.743896">
                <text:p>7.7438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.743896">
                <text:p>7.7438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.743896">
                <text:p>7.7438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7.743896">
                <text:p>7.7438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7.743896">
                <text:p>7.7438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7.959896">
                <text:p>7.9598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7.831859">
                <text:p>7.8318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.823871">
                <text:p>7.8238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7.671862">
                <text:p>7.671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7.671862">
                <text:p>7.671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7.671862">
                <text:p>7.671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7.671862">
                <text:p>7.671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7.671862">
                <text:p>7.671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7.671862">
                <text:p>7.671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.663926">
                <text:p>7.6639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.663926">
                <text:p>7.6639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.663924">
                <text:p>7.6639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7.711888">
                <text:p>7.7118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7.735879">
                <text:p>7.7358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.735879">
                <text:p>7.7358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7.735879">
                <text:p>7.7358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.631845">
                <text:p>7.631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.511882">
                <text:p>7.5118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.511882">
                <text:p>7.5118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7.511882">
                <text:p>7.5118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.511882">
                <text:p>7.5118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.431848">
                <text:p>7.4318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.343806">
                <text:p>7.3438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.479845">
                <text:p>7.4798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.479845">
                <text:p>7.4798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.599864">
                <text:p>7.5998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.599864">
                <text:p>7.5998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.839836">
                <text:p>7.8398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839836">
                <text:p>7.8398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.503888">
                <text:p>7.5038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.719879">
                <text:p>7.7198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511871">
                <text:p>7.511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.511871">
                <text:p>7.511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.655901">
                <text:p>7.6559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.559864">
                <text:p>7.5598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.559864">
                <text:p>7.5598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359869">
                <text:p>7.3598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.103885">
                <text:p>7.1038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.879902">
                <text:p>6.879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.223847">
                <text:p>7.2238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023851">
                <text:p>7.0238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023851">
                <text:p>7.0238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.023851">
                <text:p>7.0238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135882">
                <text:p>7.1358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135882">
                <text:p>7.1358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.135882">
                <text:p>7.1358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135882">
                <text:p>7.1358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.135882">
                <text:p>7.1358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.135882">
                <text:p>7.1358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.367849">
                <text:p>7.3678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.383876">
                <text:p>7.3838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.383876">
                <text:p>7.3838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.383876">
                <text:p>7.3838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.383876">
                <text:p>7.3838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111894">
                <text:p>7.1118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135886">
                <text:p>7.1358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.983868">
                <text:p>6.9838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.983868">
                <text:p>6.9838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.983868">
                <text:p>6.9838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.983868">
                <text:p>6.9838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.983868">
                <text:p>6.9838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6.983868">
                <text:p>6.9838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015851">
                <text:p>7.0158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015851">
                <text:p>7.0158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.815852">
                <text:p>6.8158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6.863909">
                <text:p>6.8639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.91982">
                <text:p>6.919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.823848">
                <text:p>6.8238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6.903895">
                <text:p>6.9038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6.903895">
                <text:p>6.9038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6.727877">
                <text:p>6.7278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.767766">
                <text:p>6.7677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6.823742">
                <text:p>6.8237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6.823742">
                <text:p>6.8237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6.823742">
                <text:p>6.8237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6.743759">
                <text:p>6.7437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6.743759">
                <text:p>6.7437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6.591753">
                <text:p>6.5917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6.711785">
                <text:p>6.7117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6.711785">
                <text:p>6.7117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6.711785">
                <text:p>6.7117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.711785">
                <text:p>6.7117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.711785">
                <text:p>6.7117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.711785">
                <text:p>6.7117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.711785">
                <text:p>6.7117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.751768">
                <text:p>6.7517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.751768">
                <text:p>6.7517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.751768">
                <text:p>6.7517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.887802">
                <text:p>6.8878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.887802">
                <text:p>6.8878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6.887802">
                <text:p>6.8878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.03182">
                <text:p>7.031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.03182">
                <text:p>7.031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.055734">
                <text:p>7.0557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.103786">
                <text:p>7.1037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.927794">
                <text:p>6.9277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6.927794">
                <text:p>6.9277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6.91979">
                <text:p>6.919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.91979">
                <text:p>6.919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6.91979">
                <text:p>6.919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6.903786">
                <text:p>6.9037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.847916">
                <text:p>6.8479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.847916">
                <text:p>6.8479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6.847916">
                <text:p>6.8479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6.847916">
                <text:p>6.8479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.671899">
                <text:p>6.6718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6.535885">
                <text:p>6.5358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6.535885">
                <text:p>6.5358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6.535885">
                <text:p>6.5358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.535885">
                <text:p>6.5358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.535885">
                <text:p>6.5358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6.535885">
                <text:p>6.5358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6.4799">
                <text:p>6.47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6.4799">
                <text:p>6.47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6.4799">
                <text:p>6.47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6.4799">
                <text:p>6.47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6.727883">
                <text:p>6.7278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6.631916">
                <text:p>6.631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6.631916">
                <text:p>6.631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6.631916">
                <text:p>6.631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6.631916">
                <text:p>6.631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6.631916">
                <text:p>6.631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6.631916">
                <text:p>6.631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6.631916">
                <text:p>6.631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6.631916">
                <text:p>6.631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6.631916">
                <text:p>6.6319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6.855912">
                <text:p>6.855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.639907">
                <text:p>6.6399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6.511895">
                <text:p>6.511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.655905">
                <text:p>6.6559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6.655905">
                <text:p>6.6559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6.655905">
                <text:p>6.6559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.655905">
                <text:p>6.6559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6.655905">
                <text:p>6.6559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.591925">
                <text:p>6.5919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.463904">
                <text:p>6.4639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.463904">
                <text:p>6.4639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.303905">
                <text:p>6.3039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.287894">
                <text:p>6.287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6.319903">
                <text:p>6.31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.319903">
                <text:p>6.31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6.319903">
                <text:p>6.31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.319903">
                <text:p>6.31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6.319903">
                <text:p>6.31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.319903">
                <text:p>6.31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.319903">
                <text:p>6.31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6.319903">
                <text:p>6.31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.319903">
                <text:p>6.3199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.335782">
                <text:p>6.3357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6.343689">
                <text:p>6.3436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.343697">
                <text:p>6.343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.343697">
                <text:p>6.343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.343697">
                <text:p>6.343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.343697">
                <text:p>6.343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6.343697">
                <text:p>6.343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6.343697">
                <text:p>6.343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.343697">
                <text:p>6.343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6.487722">
                <text:p>6.487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6.487722">
                <text:p>6.487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.487722">
                <text:p>6.487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.487722">
                <text:p>6.487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.487722">
                <text:p>6.487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6.487722">
                <text:p>6.487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6.487722">
                <text:p>6.487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6.487722">
                <text:p>6.487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.487722">
                <text:p>6.487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.503722">
                <text:p>6.5037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.495721">
                <text:p>6.495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.495721">
                <text:p>6.495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.495721">
                <text:p>6.495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.543805">
                <text:p>6.5438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.543805">
                <text:p>6.5438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6.503795">
                <text:p>6.5037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6.503795">
                <text:p>6.5037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.503795">
                <text:p>6.5037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.391798">
                <text:p>6.391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.287736">
                <text:p>6.2877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6.287736">
                <text:p>6.2877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.287826">
                <text:p>6.2878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6.19186">
                <text:p>6.191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.991855">
                <text:p>5.9918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.991855">
                <text:p>5.9918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.991855">
                <text:p>5.9918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.991855">
                <text:p>5.9918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.991855">
                <text:p>5.9918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991855">
                <text:p>5.9918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991855">
                <text:p>5.9918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991855">
                <text:p>5.9918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983795">
                <text:p>5.9837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983795">
                <text:p>5.9837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983795">
                <text:p>5.9837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983795">
                <text:p>5.9837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67184">
                <text:p>5.67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67184">
                <text:p>5.67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67184">
                <text:p>5.67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67184">
                <text:p>5.67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.67184">
                <text:p>5.67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.67184">
                <text:p>5.67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5.5918">
                <text:p>5.5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5.423792">
                <text:p>5.4237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5.423792">
                <text:p>5.4237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5.439733">
                <text:p>5.4397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5.463779">
                <text:p>5.4637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5.407739">
                <text:p>5.407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5.407739">
                <text:p>5.407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5.407739">
                <text:p>5.407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5.407739">
                <text:p>5.407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5.407739">
                <text:p>5.407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5.407739">
                <text:p>5.407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5.407739">
                <text:p>5.407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5.319682">
                <text:p>5.3196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5.319682">
                <text:p>5.3196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5.311746">
                <text:p>5.311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5.191738">
                <text:p>5.1917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5.191738">
                <text:p>5.1917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5.191738">
                <text:p>5.1917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5.191738">
                <text:p>5.1917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5.087702">
                <text:p>5.087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5.071778">
                <text:p>5.0717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5.071696">
                <text:p>5.071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5.071696">
                <text:p>5.071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5.071696">
                <text:p>5.071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5.071696">
                <text:p>5.071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5.071696">
                <text:p>5.071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5.071696">
                <text:p>5.071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5.071696">
                <text:p>5.071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5.071696">
                <text:p>5.071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5.071696">
                <text:p>5.0716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5.047777">
                <text:p>5.0477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5.047777">
                <text:p>5.0477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5.047777">
                <text:p>5.0477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5.047777">
                <text:p>5.0477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.047777">
                <text:p>5.0477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5.047777">
                <text:p>5.0477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5.047777">
                <text:p>5.0477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5.047777">
                <text:p>5.0477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5.047777">
                <text:p>5.0477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.007708">
                <text:p>5.007708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